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Целевая система уравнений </text:h>
      <text:p text:style-name="Standard">имеет вид</text:p>
      <text:p text:style-name="P2"/>
      <text:p text:style-name="P2"><draw:frame draw:style-name="fr1" draw:name="Объект1" text:anchor-type="as-char" svg:width="3.6217in" svg:height="1.044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тут </text:p>
      <text:p text:style-name="P2"><text:span text:style-name="T1">krr(x), kri(x), kir(x), kii(x) – </text:span>известные <text:span text:style-name="T1">я</text:span>дра</text:p>
      <text:p text:style-name="P1">sr(x), si(x) – <text:span text:style-name="T2">искомая пара</text:span></text:p>
      <text:p text:style-name="P1">er(x), ei(x) – <text:span text:style-name="T2">известная пара</text:span></text:p>
      <text:p text:style-name="P1"><text:span text:style-name="T2"/></text:p>
      <text:p text:style-name="P1"><text:span text:style-name="T2">и 4 ядра </text:span>k.. <text:span text:style-name="T2">и обе пары </text:span>s.., e.. <text:span text:style-name="T2">— функции действительного аргумента и действительного значения.</text:span></text:p>
      <text:p text:style-name="P1"><text:span text:style-name="T2"/></text:p>
      <text:h text:style-name="Heading_20_1" text:outline-level="1"><text:span text:style-name="T2">Ядра</text:span></text:h>
      <text:p text:style-name="P1"><text:span text:style-name="T2"/></text:p>
      <text:p text:style-name="P2">Ядро <text:span text:style-name="T1">krr(x) с</text:span>ильно похоже на <text:span text:style-name="T1">-kii(x)</text:span></text:p>
      <text:p text:style-name="P2">Ядро <text:span text:style-name="T1">kri(x) с</text:span>ильно похоже на <text:span text:style-name="T1">kir(x)</text:span></text:p>
      <text:p text:style-name="P2"><text:span text:style-name="T1"/></text:p>
      <text:p text:style-name="P2">Если бы <text:span text:style-name="T1">krr(x)</text:span>=-<text:span text:style-name="T1">kii(x) </text:span>и <text:span text:style-name="T1">kri(x)=kir(x) </text:span>то целевая система превратилась бы в одно уравнение с комплекснозначным ядром <text:span text:style-name="T1">k(x) </text:span>и с комплекснозначными <text:span text:style-name="T1">s(x) </text:span>и <text:span text:style-name="T1">e(x). </text:span>Но к сожалению это не так.</text:p>
      <text:p text:style-name="P2"/>
      <text:p text:style-name="P1"><text:span text:style-name="T2">Покажу ядра:</text:span></text:p>
      <text:p text:style-name="P1">krr <text:span text:style-name="T2">в логарифмическом масштабе</text:span></text:p>
      <text:p text:style-name="P1">kri</text:p>
      <text:p text:style-name="P1">kir</text:p>
      <text:p text:style-name="P1">kii</text:p>
      <text:p text:style-name="P1"/>
      <text:p text:style-name="P1">krr <text:span text:style-name="T2">в линейном масштабе</text:span></text:p>
      <text:p text:style-name="P1">kri</text:p>
      <text:p text:style-name="P1">kir</text:p>
      <text:p text:style-name="P1">kii</text:p>
      <text:p text:style-name="P1"/>
      <text:p text:style-name="P2">различие <text:span text:style-name="T1">krr </text:span>и <text:span text:style-name="T1">-kii</text:span></text:p>
      <text:p text:style-name="P2">различие <text:span text:style-name="T1">kri </text:span>и <text:span text:style-name="T1">kir</text:span></text:p>
      <text:p text:style-name="P2"><text:span text:style-name="T1"/></text:p>
      <text:p text:style-name="P2">моя аналитическая аппроксимация ядер</text:p>
      <text:p text:style-name="P2">скрипт — вычислитель ядер</text:p>
      <text:p text:style-name="P2"/>
      <text:h text:style-name="Heading_20_1" text:outline-level="1"><text:soft-page-break/>Правая часть</text:h>
      <text:p text:style-name="P2">Пример</text:p>
      <text:p text:style-name="P2">Генератор</text:p>
      <text:p text:style-name="P2"/>
      <text:p text:style-name="P2"/>
      <text:p text:style-name="P2">Далее методы решения в хронологическом порядке</text:p>
      <text:h text:style-name="Heading_20_1" text:outline-level="1">Попытка решить №1 (скорее неудачная)</text:h>
      <text:p text:style-name="Text_20_body">Чистая деконволюция + аппроксимация за счет нелинейного МНК</text:p>
      <text:p text:style-name="Text_20_body"/>
      <text:h text:style-name="Heading_20_1" text:outline-level="1">Попытка решить №2 (наиболее удачная)</text:h>
      <text:p text:style-name="Text_20_body">Прямая аппроксимация за счет нелинейного МНК</text:p>
      <text:p text:style-name="Text_20_body"/>
      <text:h text:style-name="Heading_20_1" text:outline-level="1">Попытка решить №3 (неудачная)</text:h>
      <text:p text:style-name="Text_20_body"><text:span text:style-name="T2">Метод квадратур квадратный и прямоугольный</text:span></text:p>
      <text:p text:style-name="Text_20_body"><text:span text:style-name="T2"/></text:p>
      <text:h text:style-name="Heading_20_1" text:outline-level="1">Попытка решить №3 (неудачная)</text:h>
      <text:p text:style-name="Text_20_body"><text:span text:style-name="T2">Обратный фильтр (Винера)</text:span></text:p>
      <text:p text:style-name="Text_20_body"><text:span text:style-name="T2"/></text:p>
      <text:h text:style-name="Heading_20_1" text:outline-level="1">Попытка решить №4 (неудачная)</text:h>
      <text:p text:style-name="Text_20_body"><text:span text:style-name="T2">Непрерывное преобразование Меллина</text:span></text:p>
      <text:p text:style-name="Text_20_body"><text:span text:style-name="T2"/></text:p>
      <text:h text:style-name="Heading_20_1" text:outline-level="1">Попытка решить №5 (неудачная)</text:h>
      <text:p text:style-name="Text_20_body"><text:span text:style-name="T2">Непрерывное преобразование Фурье</text:span></text:p>
      <text:p text:style-name="Text_20_body"><text:span text:style-name="T2">Дискретное преобразование Фурье + регуляризаторы</text:span></text:p>
      <text:p text:style-name="Text_20_body"><text:span text:style-name="T2"/></text:p>
      <text:p text:style-name="Text_20_body"><text:span text:style-name="T2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sh </meta:initial-creator>
    <meta:creation-date>2010-03-01T22:37:26.53</meta:creation-date>
    <dc:date>2010-03-01T23:25:40.79</dc:date>
    <dc:creator>sash </dc:creator>
    <meta:editing-duration>PT00H29M13S</meta:editing-duration>
    <meta:editing-cycles>5</meta:editing-cycles>
    <meta:generator>OpenOffice.org/3.1$Win32 OpenOffice.org_project/310m19$Build-9420</meta:generator>
    <meta:document-statistic meta:table-count="0" meta:image-count="0" meta:object-count="1" meta:page-count="2" meta:paragraph-count="42" meta:word-count="188" meta:character-count="122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i math:fontstyle="italic">krr</math:mi>
            </math:mrow>
            <math:mrow>
              <math:mrow>
                <math:mo math:stretchy="false">(</math:mo>
                <math:mrow>
                  <math:mi>x</math:mi>
                  <math:mo math:stretchy="false">−</math:mo>
                  <math:mi>t</math:mi>
                </math:mrow>
                <math:mo math:stretchy="false">)</math:mo>
              </math:mrow>
              <math:mo math:stretchy="false">⋅</math:mo>
              <math:mi math:fontstyle="italic">sr</math:mi>
            </math:mrow>
            <math:mrow>
              <math:mo math:stretchy="false">(</math:mo>
              <math:mi>t</math:mi>
              <math:mo math:stretchy="false">)</math:mo>
            </math:mrow>
            <math:mrow>
              <math:mi math:fontstyle="italic">dt</math:mi>
              <math:mo math:stretchy="false">−</math:mo>
              <math:mrow>
                <math:munderover>
                  <math:mo math:stretchy="false">∫</math:mo>
                  <math:mrow>
                    <math:mo math:stretchy="false">−</math:mo>
                    <math:mo math:stretchy="false">∞</math:mo>
                  </math:mrow>
                  <math:mo math:stretchy="false">∞</math:mo>
                </math:munderover>
                <math:mi math:fontstyle="italic">kri</math:mi>
              </math:mrow>
            </math:mrow>
            <math:mrow>
              <math:mrow>
                <math:mo math:stretchy="false">(</math:mo>
                <math:mrow>
                  <math:mi>x</math:mi>
                  <math:mo math:stretchy="false">−</math:mo>
                  <math:mi>t</math:mi>
                </math:mrow>
                <math:mo math:stretchy="false">)</math:mo>
              </math:mrow>
              <math:mo math:stretchy="false">⋅</math:mo>
              <math:mi math:fontstyle="italic">si</math:mi>
            </math:mrow>
            <math:mrow>
              <math:mo math:stretchy="false">(</math:mo>
              <math:mi>t</math:mi>
              <math:mo math:stretchy="false">)</math:mo>
            </math:mrow>
            <math:mrow>
              <math:mi math:fontstyle="italic">dt</math:mi>
              <math:mo math:stretchy="false">=</math:mo>
              <math:mi math:fontstyle="italic">er</math:mi>
            </math:mrow>
            <math:mrow>
              <math:mo math:stretchy="false">(</math:mo>
              <math:mi>x</math:mi>
              <math:mo math:stretchy="false">)</math:mo>
            </math:mrow>
          </math:mrow>
        </math:mtr>
        <math:mtr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i math:fontstyle="italic">kir</math:mi>
            </math:mrow>
            <math:mrow>
              <math:mrow>
                <math:mo math:stretchy="false">(</math:mo>
                <math:mrow>
                  <math:mi>x</math:mi>
                  <math:mo math:stretchy="false">−</math:mo>
                  <math:mi>t</math:mi>
                </math:mrow>
                <math:mo math:stretchy="false">)</math:mo>
              </math:mrow>
              <math:mo math:stretchy="false">⋅</math:mo>
              <math:mi math:fontstyle="italic">sr</math:mi>
            </math:mrow>
            <math:mrow>
              <math:mo math:stretchy="false">(</math:mo>
              <math:mi>t</math:mi>
              <math:mo math:stretchy="false">)</math:mo>
            </math:mrow>
            <math:mrow>
              <math:mi math:fontstyle="italic">dt</math:mi>
              <math:mo math:stretchy="false">−</math:mo>
              <math:mrow>
                <math:munderover>
                  <math:mo math:stretchy="false">∫</math:mo>
                  <math:mrow>
                    <math:mo math:stretchy="false">−</math:mo>
                    <math:mo math:stretchy="false">∞</math:mo>
                  </math:mrow>
                  <math:mo math:stretchy="false">∞</math:mo>
                </math:munderover>
                <math:mi math:fontstyle="italic">kii</math:mi>
              </math:mrow>
            </math:mrow>
            <math:mrow>
              <math:mrow>
                <math:mo math:stretchy="false">(</math:mo>
                <math:mrow>
                  <math:mi>x</math:mi>
                  <math:mo math:stretchy="false">−</math:mo>
                  <math:mi>t</math:mi>
                </math:mrow>
                <math:mo math:stretchy="false">)</math:mo>
              </math:mrow>
              <math:mo math:stretchy="false">⋅</math:mo>
              <math:mi math:fontstyle="italic">si</math:mi>
            </math:mrow>
            <math:mrow>
              <math:mo math:stretchy="false">(</math:mo>
              <math:mi>t</math:mi>
              <math:mo math:stretchy="false">)</math:mo>
            </math:mrow>
            <math:mrow>
              <math:mi math:fontstyle="italic">dt</math:mi>
              <math:mo math:stretchy="false">=</math:mo>
              <math:mi math:fontstyle="italic">ei</math:mi>
            </math:mrow>
            <math:mrow>
              <math:mo math:stretchy="false">(</math:mo>
              <math:mi>x</math:mi>
              <math:mo math:stretchy="false">)</math:mo>
            </math:mrow>
          </math:mrow>
        </math:mtr>
      </math:mtable>
    </math:mfenced>
    <math:annotation math:encoding="StarMath 5.0">left lbrace binom
{int from{-infinity} to{infinity} krr(x-t) cdot sr(t) dt - int from{-infinity} to{infinity} kri(x-t) cdot si(t) dt = er(x)}
{int from{-infinity} to{infinity} kir(x-t) cdot sr(t) dt - int from{-infinity} to{infinity} kii(x-t) cdot si(t) dt = ei(x)}
right rbrace 
</math:annotation>
  </math:semantics>
</math:math>
</file>